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manifest>
</file>

<file path=content.xml><?xml version="1.0" encoding="utf-8"?>
<office:document-content xmlns:text="urn:oasis:names:tc:opendocument:xmlns:text:1.0" xmlns:oooc="http://openoffice.org/2004/calc" xmlns:style="urn:oasis:names:tc:opendocument:xmlns:style:1.0" xmlns:fo="urn:oasis:names:tc:opendocument:xmlns:xsl-fo-compatible:1.0" xmlns:office="urn:oasis:names:tc:opendocument:xmlns:office:1.0" xmlns:table="urn:oasis:names:tc:opendocument:xmlns:table:1.0">
  <office:automatic-styles>
    <style:style style:family="table-cell" style:name="red-cell">
      <style:text-properties fo:color="#ff0000" fo:font-weight="bold"/>
    </style:style>
    <style:style style:family="table-cell" style:name="cust2">
      <style:table-cell-properties fo:border="0.0038in solid #000000"/>
    </style:style>
  </office:automatic-styles>
  <office:body>
    <office:spreadsheet>
      <table:table table:name="">
        <table:table-row>
          <table:table-cell office:value="" office:value-type="string"/>
          <table:table-cell office:value="" office:value-type="string"/>
          <table:table-cell office:value-type="string" table:number-columns-spanned="4">
            <text:p>Приложение №1 к договору 3382505 от "30" Июня 2009г.</text:p>
          </table:table-cell>
        </table:table-row>
        <table:table-row>
          <table:table-cell office:value-type="string" table:number-columns-spanned="2">
            <text:p>г.Калининград</text:p>
          </table:table-cell>
        </table:table-row>
        <table:table-row/>
        <table:table-row>
          <table:table-cell office:value-type="string" table:number-columns-spanned="7">
            <text:p>Сторона, именуемая в договоре "Турагент": ООО "Бюро путешествий "Твой мир"",
 юридический адрес 236000 г.Калининград ул.Карла Маркса 70, 
 физический адрес 236000 г.Калининград ул.Карла Маркса 70,
телефон 952066, ОГРН 1073905021046, ИНН 3904090652, КПП 390401001,
 расчетный счет 40702810608900000479,
 филиал "Калининградский "Трастовый Республиканский Банк"" к/c 30101810300000000890,
 БИК 042748890</text:p>
          </table:table-cell>
        </table:table-row>
        <table:table-row>
          <table:table-cell office:value-type="string" table:number-columns-spanned="7">
            <text:p>Сторона, именуемая в договоре "Турист": surname_kir_49 name_kir_49 ot4_kir_ 49,
паспорт гражданина РФ ,
 адрес места жительства: 
 тел. 123449</text:p>
          </table:table-cell>
        </table:table-row>
        <table:table-row/>
        <table:table-row>
          <table:table-cell office:value="" office:value-type="string"/>
          <table:table-cell office:value="" office:value-type="string"/>
          <table:table-cell office:value-type="string" table:number-columns-spanned="4">
            <text:p>ЗАЯВКА НА БРОНИРОВАНИЕ ТУРПРОДУКТА</text:p>
          </table:table-cell>
        </table:table-row>
        <table:table-row>
          <table:table-cell office:value-type="string">
            <text:p>1. ТУРИСТЫ:</text:p>
          </table:table-cell>
        </table:table-row>
        <table:table-row>
          <table:table-cell table:style-name="cust2" office:value-type="string" table:number-columns-spanned="2" table:number-rows-spanned="2">
            <text:p>ФИО + (транскрипция в загран
паспорте гражданина РФ для 
выезда из РФ и въезда в РФ)</text:p>
          </table:table-cell>
          <table:table-cell office:value="" office:value-type="string"/>
          <table:table-cell table:style-name="cust2" office:value-type="string" table:number-rows-spanned="2">
            <text:p>Дата рождения</text:p>
          </table:table-cell>
          <table:table-cell table:style-name="cust2" office:value-type="string" table:number-columns-spanned="2">
            <text:p>Паспорт</text:p>
          </table:table-cell>
          <table:table-cell office:value="" office:value-type="string"/>
          <table:table-cell table:style-name="cust2" office:value-type="string" table:number-columns-spanned="2">
            <text:p>Продолжительность 
путешествия*</text:p>
          </table:table-cell>
          <table:table-cell office:value="" office:value-type="string"/>
        </table:table-row>
        <table:table-row>
          <table:table-cell office:value="" office:value-type="string"/>
          <table:table-cell office:value="" office:value-type="string"/>
          <table:table-cell office:value="" office:value-type="string"/>
          <table:table-cell table:style-name="cust2" office:value-type="string">
            <text:p>серия, N</text:p>
          </table:table-cell>
          <table:table-cell table:style-name="cust2" office:value-type="string">
            <text:p>действует до</text:p>
          </table:table-cell>
          <table:table-cell table:style-name="cust2" office:value-type="string">
            <text:p>начало</text:p>
          </table:table-cell>
          <table:table-cell table:style-name="cust2" office:value-type="string">
            <text:p>окончание</text:p>
          </table:table-cell>
        </table:table-row>
        <table:table-row>
          <table:table-cell table:style-name="cust2" office:value-type="string" table:number-columns-spanned="2">
            <text:p>surname_kir_49 name_kir_49 ot4_kir_ 49 
 surname_lat_49 name_lat_49</text:p>
          </table:table-cell>
          <table:table-cell office:value="" office:value-type="string"/>
          <table:table-cell table:style-name="cust2" office:value-type="string">
            <text:p>1949-01-03</text:p>
          </table:table-cell>
          <table:table-cell table:style-name="cust2" office:value-type="string">
            <text:p>49 4949</text:p>
          </table:table-cell>
          <table:table-cell office:value="" table:style-name="cust2" office:value-type="string"/>
          <table:table-cell office:value="" table:style-name="cust2" office:value-type="string"/>
          <table:table-cell office:value="" table:style-name="cust2" office:value-type="string"/>
        </table:table-row>
        <table:table-row>
          <table:table-cell office:value-type="string">
            <text:p>2. Размещение по маршруту:</text:p>
          </table:table-cell>
        </table:table-row>
        <table:table-row>
          <table:table-cell table:style-name="cust2" office:value-type="string">
            <text:p>Страна</text:p>
          </table:table-cell>
          <table:table-cell table:style-name="cust2" office:value-type="string">
            <text:p>Город</text:p>
          </table:table-cell>
          <table:table-cell table:style-name="cust2" office:value-type="string">
            <text:p>Отель/категория
(по каталогу ТО)</text:p>
          </table:table-cell>
          <table:table-cell table:style-name="cust2" office:value-type="string" table:number-columns-spanned="2">
            <text:p>Период пребывания (с-по)</text:p>
          </table:table-cell>
          <table:table-cell office:value="" office:value-type="string"/>
          <table:table-cell table:style-name="cust2" office:value-type="string">
            <text:p>Тип номера</text:p>
          </table:table-cell>
          <table:table-cell table:style-name="cust2" office:value-type="string">
            <text:p>Питание</text:p>
          </table:table-cell>
        </table:table-row>
        <table:table-row/>
        <table:table-row>
          <table:table-cell office:value-type="string">
            <text:p>3. Услуги: 3.1. Турпродукт:</text:p>
          </table:table-cell>
        </table:table-row>
        <table:table-row>
          <table:table-cell table:style-name="cust2" office:value-type="string">
            <text:p>Наим.</text:p>
          </table:table-cell>
          <table:table-cell table:style-name="cust2" office:value-type="string" table:number-columns-spanned="5">
            <text:p>Описание</text:p>
          </table:table-cell>
          <table:table-cell office:value="" office:value-type="string"/>
          <table:table-cell office:value="" office:value-type="string"/>
          <table:table-cell office:value="" office:value-type="string"/>
          <table:table-cell office:value="" office:value-type="string"/>
          <table:table-cell table:style-name="cust2" office:value-type="string">
            <text:p>Количество
 туристов</text:p>
          </table:table-cell>
        </table:table-row>
        <table:table-row>
          <table:table-cell table:style-name="cust2" office:value-type="string">
            <text:p>Перевозка</text:p>
          </table:table-cell>
          <table:table-cell office:value="" table:style-name="cust2" office:value-type="string" table:number-columns-spanned="5"/>
          <table:table-cell office:value="" office:value-type="string"/>
          <table:table-cell office:value="" office:value-type="string"/>
          <table:table-cell office:value="" office:value-type="string"/>
          <table:table-cell office:value="" office:value-type="string"/>
          <table:table-cell office:value="" table:style-name="cust2" office:value-type="string"/>
        </table:table-row>
        <table:table-row>
          <table:table-cell table:style-name="cust2" office:value-type="string">
            <text:p>Трансфер</text:p>
          </table:table-cell>
          <table:table-cell office:value="" table:style-name="cust2" office:value-type="string" table:number-columns-spanned="5"/>
          <table:table-cell office:value="" office:value-type="string"/>
          <table:table-cell office:value="" office:value-type="string"/>
          <table:table-cell office:value="" office:value-type="string"/>
          <table:table-cell office:value="" office:value-type="string"/>
          <table:table-cell office:value="" table:style-name="cust2" office:value-type="string"/>
        </table:table-row>
        <table:table-row>
          <table:table-cell table:style-name="cust2" office:value-type="string">
            <text:p>Перевозка</text:p>
          </table:table-cell>
          <table:table-cell office:value="" table:style-name="cust2" office:value-type="string" table:number-columns-spanned="5"/>
          <table:table-cell office:value="" office:value-type="string"/>
          <table:table-cell office:value="" office:value-type="string"/>
          <table:table-cell office:value="" office:value-type="string"/>
          <table:table-cell office:value="" office:value-type="string"/>
          <table:table-cell office:value="" table:style-name="cust2" office:value-type="string"/>
        </table:table-row>
        <table:table-row>
          <table:table-cell table:style-name="cust2" office:value-type="string">
            <text:p>Страховка</text:p>
          </table:table-cell>
          <table:table-cell office:value="" table:style-name="cust2" office:value-type="string" table:number-columns-spanned="5"/>
          <table:table-cell office:value="" office:value-type="string"/>
          <table:table-cell office:value="" office:value-type="string"/>
          <table:table-cell office:value="" office:value-type="string"/>
          <table:table-cell office:value="" office:value-type="string"/>
          <table:table-cell office:value="" table:style-name="cust2" office:value-type="string"/>
        </table:table-row>
        <table:table-row>
          <table:table-cell table:style-name="cust2" office:value-type="string">
            <text:p>Трансфер</text:p>
          </table:table-cell>
          <table:table-cell office:value="" table:style-name="cust2" office:value-type="string" table:number-columns-spanned="5"/>
          <table:table-cell office:value="" office:value-type="string"/>
          <table:table-cell office:value="" office:value-type="string"/>
          <table:table-cell office:value="" office:value-type="string"/>
          <table:table-cell office:value="" office:value-type="string"/>
          <table:table-cell office:value="" table:style-name="cust2" office:value-type="string"/>
        </table:table-row>
        <table:table-row/>
        <table:table-row>
          <table:table-cell office:value-type="string">
            <text:p>3.2. Доп. услуги:</text:p>
          </table:table-cell>
        </table:table-row>
        <table:table-row>
          <table:table-cell table:style-name="cust2" office:value-type="string" table:number-columns-spanned="5">
            <text:p>Описание</text:p>
          </table:table-cell>
          <table:table-cell office:value="" office:value-type="string"/>
          <table:table-cell office:value="" office:value-type="string"/>
          <table:table-cell office:value="" office:value-type="string"/>
          <table:table-cell office:value="" office:value-type="string"/>
          <table:table-cell table:style-name="cust2" office:value-type="string">
            <text:p>Количество</text:p>
          </table:table-cell>
          <table:table-cell table:style-name="cust2" office:value-type="string">
            <text:p>Цена</text:p>
          </table:table-cell>
        </table:table-row>
        <table:table-row/>
        <table:table-row>
          <table:table-cell office:value-type="string">
            <text:p>3.3. Примечания:</text:p>
          </table:table-cell>
        </table:table-row>
        <table:table-row>
          <table:table-cell office:value="" table:style-name="cust2" office:value-type="string" table:number-columns-spanned="7" table:number-rows-spanned="2"/>
        </table:table-row>
        <table:table-row/>
        <table:table-row>
          <table:table-cell office:value-type="string">
            <text:p>4. Общая стоимость турпродукта (в рублях):</text:p>
          </table:table-cell>
        </table:table-row>
        <table:table-row>
          <table:table-cell table:style-name="cust2" office:value-type="string" table:number-columns-spanned="6">
            <text:p>Общая цена турпродукта составляет:</text:p>
          </table:table-cell>
          <table:table-cell office:value="" office:value-type="string"/>
          <table:table-cell office:value="" office:value-type="string"/>
          <table:table-cell office:value="" office:value-type="string"/>
          <table:table-cell office:value="" office:value-type="string"/>
          <table:table-cell office:value="" office:value-type="string"/>
          <table:table-cell office:value="" table:style-name="cust2" office:value-type="string"/>
        </table:table-row>
        <table:table-row>
          <table:table-cell table:style-name="cust2" office:value-type="string" table:number-columns-spanned="6">
            <text:p>Стоимость доп.услуг составляет:</text:p>
          </table:table-cell>
          <table:table-cell office:value="" office:value-type="string"/>
          <table:table-cell office:value="" office:value-type="string"/>
          <table:table-cell office:value="" office:value-type="string"/>
          <table:table-cell office:value="" office:value-type="string"/>
          <table:table-cell office:value="" office:value-type="string"/>
          <table:table-cell office:value="" table:style-name="cust2" office:value-type="string"/>
        </table:table-row>
        <table:table-row>
          <table:table-cell table:style-name="cust2" office:value-type="string" table:number-columns-spanned="6">
            <text:p>Скидка (Внимание! Скидки на дополнительные оплаты не распространяются):</text:p>
          </table:table-cell>
          <table:table-cell office:value="" office:value-type="string"/>
          <table:table-cell office:value="" office:value-type="string"/>
          <table:table-cell office:value="" office:value-type="string"/>
          <table:table-cell office:value="" office:value-type="string"/>
          <table:table-cell office:value="" office:value-type="string"/>
          <table:table-cell office:value="" table:style-name="cust2" office:value-type="string"/>
        </table:table-row>
        <table:table-row>
          <table:table-cell table:style-name="cust2" office:value-type="string" table:number-columns-spanned="6">
            <text:p>Предоплата (не менее 50%):</text:p>
          </table:table-cell>
          <table:table-cell office:value="" office:value-type="string"/>
          <table:table-cell office:value="" office:value-type="string"/>
          <table:table-cell office:value="" office:value-type="string"/>
          <table:table-cell office:value="" office:value-type="string"/>
          <table:table-cell office:value="" office:value-type="string"/>
          <table:table-cell office:value="" table:style-name="cust2" office:value-type="string"/>
        </table:table-row>
        <table:table-row>
          <table:table-cell table:style-name="cust2" office:value-type="string" table:number-columns-spanned="6">
            <text:p>Общая стоимость турпродукта составляет:</text:p>
          </table:table-cell>
          <table:table-cell office:value="" office:value-type="string"/>
          <table:table-cell office:value="" office:value-type="string"/>
          <table:table-cell office:value="" office:value-type="string"/>
          <table:table-cell office:value="" office:value-type="string"/>
          <table:table-cell office:value="" office:value-type="string"/>
          <table:table-cell office:value="" table:style-name="cust2" office:value-type="string"/>
        </table:table-row>
        <table:table-row>
          <table:table-cell table:style-name="cust2" office:value-type="string" table:number-columns-spanned="6">
            <text:p>Полная оплата турпродукта производится в срок до:</text:p>
          </table:table-cell>
          <table:table-cell office:value="" office:value-type="string"/>
          <table:table-cell office:value="" office:value-type="string"/>
          <table:table-cell office:value="" office:value-type="string"/>
          <table:table-cell office:value="" office:value-type="string"/>
          <table:table-cell office:value="" office:value-type="string"/>
          <table:table-cell office:value="" table:style-name="cust2" office:value-type="string"/>
        </table:table-row>
        <table:table-row/>
        <table:table-row>
          <table:table-cell office:value-type="string">
            <text:p>6. Дополнительно:</text:p>
          </table:table-cell>
        </table:table-row>
        <table:table-row>
          <table:table-cell table:style-name="cust2" office:value-type="string" table:number-columns-spanned="5">
            <text:p>Встречи:</text:p>
          </table:table-cell>
          <table:table-cell office:value="" office:value-type="string"/>
          <table:table-cell office:value="" office:value-type="string"/>
          <table:table-cell office:value="" office:value-type="string"/>
          <table:table-cell office:value="" office:value-type="string"/>
          <table:table-cell office:value="" table:style-name="cust2" office:value-type="string" table:number-columns-spanned="2"/>
          <table:table-cell office:value="" office:value-type="string"/>
        </table:table-row>
        <table:table-row>
          <table:table-cell table:style-name="cust2" office:value-type="string" table:number-columns-spanned="5">
            <text:p>Проводы:</text:p>
          </table:table-cell>
          <table:table-cell office:value="" office:value-type="string"/>
          <table:table-cell office:value="" office:value-type="string"/>
          <table:table-cell office:value="" office:value-type="string"/>
          <table:table-cell office:value="" office:value-type="string"/>
          <table:table-cell office:value="" table:style-name="cust2" office:value-type="string" table:number-columns-spanned="2"/>
          <table:table-cell office:value="" office:value-type="string"/>
        </table:table-row>
        <table:table-row>
          <table:table-cell table:style-name="cust2" office:value-type="string" table:number-columns-spanned="5">
            <text:p>Сопровождение:</text:p>
          </table:table-cell>
          <table:table-cell office:value="" office:value-type="string"/>
          <table:table-cell office:value="" office:value-type="string"/>
          <table:table-cell office:value="" office:value-type="string"/>
          <table:table-cell office:value="" office:value-type="string"/>
          <table:table-cell office:value="" table:style-name="cust2" office:value-type="string" table:number-columns-spanned="2"/>
          <table:table-cell office:value="" office:value-type="string"/>
        </table:table-row>
        <table:table-row>
          <table:table-cell table:style-name="cust2" office:value-type="string" table:number-columns-spanned="5">
            <text:p>Минимальное количество человек в группе, необходимое для совершения
 путешествия (по условиям групповых и экскурсионных
 программ туроператора)</text:p>
          </table:table-cell>
          <table:table-cell office:value="" office:value-type="string"/>
          <table:table-cell office:value="" office:value-type="string"/>
          <table:table-cell office:value="" office:value-type="string"/>
          <table:table-cell office:value="" office:value-type="string"/>
          <table:table-cell office:value="" table:style-name="cust2" office:value-type="string" table:number-columns-spanned="2"/>
          <table:table-cell office:value="" office:value-type="string"/>
        </table:table-row>
        <table:table-row/>
        <table:table-row>
          <table:table-cell office:value-type="string">
            <text:p>8. Турист заявляет о том, что:</text:p>
          </table:table-cell>
        </table:table-row>
        <table:table-row>
          <table:table-cell table:style-name="cust2" office:value-type="string" table:number-columns-spanned="6">
            <text:p>8.1. С правилами страхования от невыезда ознакомлен(а):</text:p>
          </table:table-cell>
          <table:table-cell office:value="" office:value-type="string"/>
          <table:table-cell office:value="" office:value-type="string"/>
          <table:table-cell office:value="" office:value-type="string"/>
          <table:table-cell office:value="" office:value-type="string"/>
          <table:table-cell office:value="" office:value-type="string"/>
          <table:table-cell table:style-name="cust2" office:value-type="string">
            <text:p>Подпись:</text:p>
          </table:table-cell>
        </table:table-row>
        <table:table-row>
          <table:table-cell table:style-name="cust2" office:value-type="string" table:number-columns-spanned="6">
            <text:p>а) Согласен (согласна) оформить страховку от невыезда:</text:p>
          </table:table-cell>
          <table:table-cell office:value="" office:value-type="string"/>
          <table:table-cell office:value="" office:value-type="string"/>
          <table:table-cell office:value="" office:value-type="string"/>
          <table:table-cell office:value="" office:value-type="string"/>
          <table:table-cell office:value="" office:value-type="string"/>
          <table:table-cell table:style-name="cust2" office:value-type="string">
            <text:p>Подпись:</text:p>
          </table:table-cell>
        </table:table-row>
        <table:table-row>
          <table:table-cell table:style-name="cust2" office:value-type="string" table:number-columns-spanned="6">
            <text:p>б) Отказываюсь оформить страховку от невыезда:</text:p>
          </table:table-cell>
          <table:table-cell office:value="" office:value-type="string"/>
          <table:table-cell office:value="" office:value-type="string"/>
          <table:table-cell office:value="" office:value-type="string"/>
          <table:table-cell office:value="" office:value-type="string"/>
          <table:table-cell office:value="" office:value-type="string"/>
          <table:table-cell table:style-name="cust2" office:value-type="string">
            <text:p>Подпись:</text:p>
          </table:table-cell>
        </table:table-row>
        <table:table-row>
          <table:table-cell table:style-name="cust2" office:value-type="string" table:number-columns-spanned="6">
            <text:p>7.2. С информацией о стране пребывания, условиях и особенностях
 осуществления путешествия, правилами безопасности и
 поведения в стране пребывания ознакомлен(а)</text:p>
          </table:table-cell>
          <table:table-cell office:value="" office:value-type="string"/>
          <table:table-cell office:value="" office:value-type="string"/>
          <table:table-cell office:value="" office:value-type="string"/>
          <table:table-cell office:value="" office:value-type="string"/>
          <table:table-cell office:value="" office:value-type="string"/>
          <table:table-cell table:style-name="cust2" office:value-type="string">
            <text:p>Подпись:</text:p>
          </table:table-cell>
        </table:table-row>
        <table:table-row>
          <table:table-cell table:style-name="cust2" office:value-type="string" table:number-columns-spanned="6">
            <text:p>7.3. Информацию о финансовом обеспечении туроператора
, основаниях и порядке выплаты страхового возмещения или уплаты
 денежной суммы по банковской гарантии получил(а)</text:p>
          </table:table-cell>
          <table:table-cell office:value="" office:value-type="string"/>
          <table:table-cell office:value="" office:value-type="string"/>
          <table:table-cell office:value="" office:value-type="string"/>
          <table:table-cell office:value="" office:value-type="string"/>
          <table:table-cell office:value="" office:value-type="string"/>
          <table:table-cell table:style-name="cust2" office:value-type="string">
            <text:p>Подпись:</text:p>
          </table:table-cell>
        </table:table-row>
        <table:table-row/>
        <table:table-row>
          <table:table-cell office:value-type="string">
            <text:p>Турагент:</text:p>
          </table:table-cell>
          <table:table-cell office:value="" office:value-type="string"/>
          <table:table-cell office:value="" office:value-type="string"/>
          <table:table-cell office:value="" office:value-type="string"/>
          <table:table-cell office:value="" office:value-type="string"/>
          <table:table-cell office:value-type="string">
            <text:p>Турист:</text:p>
          </table:table-cell>
        </table:table-row>
        <table:table-row>
          <table:table-cell office:value-type="string">
            <text:p>____________/Минаева А.В./</text:p>
          </table:table-cell>
          <table:table-cell office:value="" office:value-type="string"/>
          <table:table-cell office:value="" office:value-type="string"/>
          <table:table-cell office:value="" office:value-type="string"/>
          <table:table-cell office:value-type="string">
            <text:p>____________/surname_kir_49/</text:p>
          </table:table-cell>
        </table:table-row>
        <table:table-row>
          <table:table-cell office:value-type="string">
            <text:p>М.П.</text:p>
          </table:table-cell>
        </table:table-row>
      </table:table>
    </office:spreadsheet>
  </office:body>
</office:document-content>
</file>

<file path=styles.xml><?xml version="1.0" encoding="utf-8"?>
<office:document-styles xmlns:office="urn:oasis:names:tc:opendocument:xmlns:office:1.0" xmlns:style="urn:oasis:names:tc:opendocument:xmlns:style:1.0" xmlns:number="urn:oasis:names:tc:opendocument:xmlns:datastyle:1.0" xmlns:svg="urn:oasis:names:tc:opendocument:xmlns:svg-compatible:1.0">
  <office:font-face-decls>
    <style:font-face style:name="Arial1" svg:font-family="Arial" style:font-family-generic="swiss"/>
  </office:font-face-decls>
  <office:styles>
    <style:style style:name="Default" style:family="table-cell">
      <style:table-cell-properties style:rotation-align="none"/>
      <style:text-properties style:font-name="Arial1" style:font-name-complex="Arial1"/>
    </style:style>
    <number:number-style style:name="currency-grouped">
      <number:number number:decimal-places="2" number:min-integer-digits="1" number:grouping="true"/>
    </number:number-style>
    <number:number-style style:name="integer-grouped">
      <number:number number:decimal-places="0" number:min-integer-digits="1" number:grouping="true"/>
    </number:number-style>
  </office:styles>
</office:document-styles>
</file>